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102cm" svg:stroke-color="#ff3333" draw:marker-start-width="0.609cm" draw:marker-end-width="0.609cm" draw:fill="none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objectwithoutfill">
      <style:graphic-properties svg:stroke-width="0.102cm" svg:stroke-color="#6666ff" draw:marker-start-width="0.609cm" draw:marker-end-width="0.609cm" draw:fill="none" draw:textarea-horizontal-align="center" draw:textarea-vertical-align="middle" fo:padding-top="0.175cm" fo:padding-bottom="0.175cm" fo:padding-left="0.3cm" fo:padding-right="0.3cm"/>
    </style:style>
    <style:style style:name="gr3" style:family="graphic" style:parent-style-name="objectwithoutfill">
      <style:graphic-properties svg:stroke-width="0.102cm" svg:stroke-color="#ff3333" draw:marker-start-width="0.611cm" draw:marker-end-width="0.611cm" draw:fill="none" draw:textarea-horizontal-align="center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fill-color="#ff3333" draw:textarea-horizontal-align="center" draw:textarea-vertical-align="middle"/>
    </style:style>
    <style:style style:name="gr5" style:family="graphic" style:parent-style-name="standard">
      <style:graphic-properties draw:fill-color="#6666ff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7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office:forms form:automatic-focus="false" form:apply-design-mode="false"/>
        <draw:line draw:style-name="gr1" draw:text-style-name="P1" draw:layer="layout" svg:x1="6.983cm" svg:y1="5.195cm" svg:x2="11.962cm" svg:y2="7.785cm">
          <text:p/>
        </draw:line>
        <draw:line draw:style-name="gr1" draw:text-style-name="P1" draw:layer="layout" svg:x1="6.984cm" svg:y1="4.995cm" svg:x2="11.963cm" svg:y2="7.585cm">
          <text:p/>
        </draw:line>
        <draw:line draw:style-name="gr2" draw:text-style-name="P1" draw:layer="layout" svg:x1="6.98cm" svg:y1="7.695cm" svg:x2="11.961cm" svg:y2="7.685cm">
          <text:p/>
        </draw:line>
        <draw:line draw:style-name="gr2" draw:text-style-name="P1" draw:layer="layout" svg:x1="6.981cm" svg:y1="5.095cm" svg:x2="11.962cm" svg:y2="5.085cm">
          <text:p/>
        </draw:line>
        <draw:line draw:style-name="gr2" draw:text-style-name="P1" draw:layer="layout" svg:x1="6.984cm" svg:y1="5.095cm" svg:x2="11.963cm" svg:y2="12.685cm">
          <text:p/>
        </draw:line>
        <draw:line draw:style-name="gr2" draw:text-style-name="P1" draw:layer="layout" svg:x1="6.981cm" svg:y1="7.695cm" svg:x2="11.961cm" svg:y2="5.095cm">
          <text:p/>
        </draw:line>
        <draw:line draw:style-name="gr2" draw:text-style-name="P1" draw:layer="layout" svg:x1="6.981cm" svg:y1="7.695cm" svg:x2="11.963cm" svg:y2="12.685cm">
          <text:p/>
        </draw:line>
        <draw:line draw:style-name="gr2" draw:text-style-name="P1" draw:layer="layout" svg:x1="6.982cm" svg:y1="10.195cm" svg:x2="11.963cm" svg:y2="5.095cm">
          <text:p/>
        </draw:line>
        <draw:line draw:style-name="gr3" draw:text-style-name="P1" draw:layer="layout" svg:x1="6.982cm" svg:y1="10.395cm" svg:x2="11.963cm" svg:y2="12.795cm">
          <text:p/>
        </draw:line>
        <draw:line draw:style-name="gr3" draw:text-style-name="P1" draw:layer="layout" svg:x1="6.984cm" svg:y1="10.195cm" svg:x2="11.964cm" svg:y2="12.595cm">
          <text:p/>
        </draw:line>
        <draw:g>
          <draw:ellipse draw:style-name="gr4" draw:text-style-name="P1" draw:layer="layout" svg:width="0.788cm" svg:height="0.813cm" svg:x="6.529cm" svg:y="4.673cm">
            <text:p/>
          </draw:ellipse>
          <draw:ellipse draw:style-name="gr4" draw:text-style-name="P1" draw:layer="layout" svg:width="0.788cm" svg:height="0.813cm" svg:x="6.529cm" svg:y="9.774cm">
            <text:p/>
          </draw:ellipse>
          <draw:ellipse draw:style-name="gr4" draw:text-style-name="P1" draw:layer="layout" svg:width="0.788cm" svg:height="0.813cm" svg:x="6.529cm" svg:y="12.207cm">
            <text:p/>
          </draw:ellipse>
          <draw:ellipse draw:style-name="gr5" draw:text-style-name="P1" draw:layer="layout" svg:width="0.788cm" svg:height="0.813cm" svg:x="11.661cm" svg:y="4.706cm">
            <text:p/>
          </draw:ellipse>
          <draw:ellipse draw:style-name="gr5" draw:text-style-name="P1" draw:layer="layout" svg:width="0.788cm" svg:height="0.813cm" svg:x="11.595cm" svg:y="7.275cm">
            <text:p/>
          </draw:ellipse>
          <draw:ellipse draw:style-name="gr5" draw:text-style-name="P1" draw:layer="layout" svg:width="0.788cm" svg:height="0.813cm" svg:x="11.595cm" svg:y="9.776cm">
            <text:p/>
          </draw:ellipse>
          <draw:ellipse draw:style-name="gr5" draw:text-style-name="P1" draw:layer="layout" svg:width="0.788cm" svg:height="0.813cm" svg:x="11.541cm" svg:y="12.177cm">
            <text:p/>
          </draw:ellipse>
          <draw:ellipse draw:style-name="gr4" draw:text-style-name="P1" draw:layer="layout" svg:width="0.788cm" svg:height="0.813cm" svg:x="6.529cm" svg:y="7.272cm">
            <text:p/>
          </draw:ellipse>
        </draw:g>
        <draw:frame draw:style-name="gr6" draw:layer="layout" svg:width="0.78cm" svg:height="0.962cm" svg:x="5.512cm" svg:y="4.644cm">
          <draw:text-box>
            <text:p>1</text:p>
          </draw:text-box>
        </draw:frame>
        <draw:frame draw:style-name="gr6" draw:layer="layout" svg:width="0.78cm" svg:height="0.962cm" svg:x="5.512cm" svg:y="7.244cm">
          <draw:text-box>
            <text:p>2</text:p>
          </draw:text-box>
        </draw:frame>
        <draw:frame draw:style-name="gr6" draw:layer="layout" svg:width="0.78cm" svg:height="0.962cm" svg:x="5.512cm" svg:y="9.744cm">
          <draw:text-box>
            <text:p>3</text:p>
          </draw:text-box>
        </draw:frame>
        <draw:frame draw:style-name="gr6" draw:layer="layout" svg:width="0.78cm" svg:height="0.962cm" svg:x="5.512cm" svg:y="12.144cm">
          <draw:text-box>
            <text:p>4</text:p>
          </draw:text-box>
        </draw:frame>
        <draw:frame draw:style-name="gr6" draw:layer="layout" svg:width="0.78cm" svg:height="0.962cm" svg:x="12.512cm" svg:y="12.144cm">
          <draw:text-box>
            <text:p>8</text:p>
          </draw:text-box>
        </draw:frame>
        <draw:frame draw:style-name="gr6" draw:layer="layout" svg:width="0.78cm" svg:height="0.962cm" svg:x="12.612cm" svg:y="9.644cm">
          <draw:text-box>
            <text:p>7</text:p>
          </draw:text-box>
        </draw:frame>
        <draw:frame draw:style-name="gr6" draw:layer="layout" svg:width="0.78cm" svg:height="0.962cm" svg:x="12.612cm" svg:y="7.144cm">
          <draw:text-box>
            <text:p>6</text:p>
          </draw:text-box>
        </draw:frame>
        <draw:frame draw:style-name="gr6" draw:layer="layout" svg:width="0.78cm" svg:height="0.962cm" svg:x="12.612cm" svg:y="4.644cm">
          <draw:text-box>
            <text:p>5</text:p>
          </draw:text-box>
        </draw:frame>
        <presentation:notes draw:style-name="dp2">
          <draw:page-thumbnail draw:style-name="gr7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prs-fedora-background" style:family="presentation">
      <style:graphic-properties draw:stroke="none" draw:fill="none"/>
    </style:style>
    <style:style style:name="prs-fedora-backgroundobjects" style:family="presentation">
      <style:graphic-properties draw:shadow="hidden" draw:shadow-offset-x="0.3cm" draw:shadow-offset-y="0.3cm" draw:shadow-color="#808080"/>
    </style:style>
    <style:style style:name="prs-fedora-notes" style:family="presentation">
      <style:graphic-properties draw:stroke="none" draw:fill="none">
        <text:list-style style:name="prs-fedor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family="'Nimbus Roman No9 L'" style:font-family-generic="roman" style:font-pitch="variable" fo:font-size="20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0pt" style:font-style-asian="normal" style:font-weight-asian="normal" style:font-family-complex="Tahoma, Lucidasans, 'Lucida Sans', 'Arial Unicode MS'" style:font-pitch-complex="variable" style:font-size-complex="20pt" style:font-style-complex="normal" style:font-weight-complex="normal" style:font-relief="none"/>
    </style:style>
    <style:style style:name="prs-fedora-outline1" style:family="presentation">
      <style:graphic-properties draw:stroke="none" draw:fill="none">
        <text:list-style style:name="prs-fedor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prs-fedora-outline2" style:family="presentation" style:parent-style-name="prs-fedor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prs-fedora-outline3" style:family="presentation" style:parent-style-name="prs-fedor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prs-fedora-outline4" style:family="presentation" style:parent-style-name="prs-fedor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prs-fedora-outline5" style:family="presentation" style:parent-style-name="prs-fedor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prs-fedora-outline6" style:family="presentation" style:parent-style-name="prs-fedor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prs-fedora-outline7" style:family="presentation" style:parent-style-name="prs-fedor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prs-fedora-outline8" style:family="presentation" style:parent-style-name="prs-fedor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prs-fedora-outline9" style:family="presentation" style:parent-style-name="prs-fedor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prs-fedora-subtitle" style:family="presentation">
      <style:graphic-properties draw:stroke="none" draw:fill="none" draw:textarea-vertical-align="middle">
        <text:list-style style:name="prs-fedor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prs-fedora-title" style:family="presentation">
      <style:graphic-properties draw:stroke="none" draw:fill="none" draw:textarea-vertical-align="middle">
        <text:list-style style:name="prs-fedor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Nimbus Sans L'" style:font-family-generic="swiss" style:font-pitch="variable" fo:font-size="5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44pt" style:font-style-asian="normal" style:font-weight-asian="normal" style:font-family-complex="Tahoma, Lucidasans, 'Lucida Sans', 'Arial Unicode MS'" style:font-pitch-complex="variable" style:font-size-complex="44pt" style:font-style-complex="normal" style:font-weight-complex="normal" style:font-relief="none"/>
    </style:style>
    <style:presentation-page-layout style:name="AL0T27">
      <presentation:placeholder presentation:object="vertical_title" svg:x="22.463cm" svg:y="1.743cm" svg:width="3.507cm" svg:height="17.493cm"/>
      <presentation:placeholder presentation:object="vertical_outline" svg:x="2.058cm" svg:y="3.194cm" svg:width="19.252cm" svg:height="7.829cm"/>
      <presentation:placeholder presentation:object="chart" svg:x="2.058cm" svg:y="11.414cm" svg:width="19.252cm" svg:height="-0.39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gr3" style:family="graphic" style:parent-style-name="standard">
      <style:graphic-properties svg:stroke-color="#0062b1" draw:fill="solid" draw:fill-color="#0062b1" draw:textarea-horizontal-align="center" draw:textarea-vertical-align="middle" draw:shadow-offset-x="0.305cm" draw:shadow-offset-y="0.30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prs-fedora-title">
      <style:graphic-properties draw:fill-color="#ffffff" draw:auto-grow-height="false" fo:min-height="3.508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7" style:page-layout-name="PM0" draw:style-name="Mdp2">
      <draw:frame draw:style-name="Mgr1" draw:text-style-name="MP1" draw:layer="backgroundobjects" svg:width="12.124cm" svg:height="1.07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124cm" svg:height="1.078cm" svg:x="15.815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124cm" svg:height="1.078cm" svg:x="0cm" svg:y="20.51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124cm" svg:height="1.078cm" svg:x="15.815cm" svg:y="20.511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7.979cm" svg:height="5.987cm" svg:x="1cm" svg:y="3.193cm"/>
      <draw:page-thumbnail draw:layer="backgroundobjects" svg:width="7.979cm" svg:height="5.987cm" svg:x="1cm" svg:y="12.409cm"/>
      <draw:page-thumbnail draw:layer="backgroundobjects" svg:width="7.979cm" svg:height="5.987cm" svg:x="9.98cm" svg:y="3.193cm"/>
      <draw:page-thumbnail draw:layer="backgroundobjects" svg:width="7.979cm" svg:height="5.987cm" svg:x="9.98cm" svg:y="12.409cm"/>
      <draw:page-thumbnail draw:layer="backgroundobjects" svg:width="7.979cm" svg:height="5.987cm" svg:x="18.96cm" svg:y="3.193cm"/>
      <draw:page-thumbnail draw:layer="backgroundobjects" svg:width="7.979cm" svg:height="5.987cm" svg:x="18.96cm" svg:y="12.409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3.863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8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prs-fedora" style:page-layout-name="PM1" draw:style-name="Mdp1">
      <draw:frame presentation:style-name="Mpr4" draw:text-style-name="MP4" draw:layer="backgroundobjects" svg:width="23.902cm" svg:height="3.507cm" svg:x="2.055cm" svg:y="1.742cm" presentation:class="title">
        <draw:text-box>
          <text:p text:style-name="MP4">Click to edit the title</text:p>
        </draw:text-box>
      </draw:frame>
      <draw:frame presentation:style-name="prs-fedora-outline1" draw:layer="backgroundobjects" svg:width="23.902cm" svg:height="13.233cm" svg:x="2.055cm" svg:y="5.838cm" presentation:class="outline" presentation:placeholder="true">
        <draw:text-box/>
      </draw:frame>
      <draw:rect draw:style-name="Mgr3" draw:text-style-name="MP5" draw:layer="backgroundobjects" svg:width="27.991cm" svg:height="0.217cm" svg:x="0cm" svg:y="20.787cm">
        <text:p/>
      </draw:rect>
      <presentation:notes style:page-layout-name="PM2">
        <draw:page-thumbnail presentation:style-name="prs-fedora-title" draw:layer="backgroundobjects" svg:width="13.133cm" svg:height="9.007cm" svg:x="4.537cm" svg:y="2.628cm" presentation:class="page"/>
        <draw:frame presentation:style-name="prs-fedora-notes" draw:layer="backgroundobjects" svg:width="15.45cm" svg:height="9.998cm" svg:x="3.386cm" svg:y="12.51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3$Unix OpenOffice.org_project/413m1$Build-9783</meta:generator>
    <meta:creation-date>2008-05-07T20:40:08</meta:creation-date>
    <dc:date>2018-10-11T17:46:41</dc:date>
    <meta:printed-by>Robert Singleton</meta:printed-by>
    <meta:print-date>2008-05-20T17:08:50</meta:print-date>
    <meta:editing-cycles>381</meta:editing-cycles>
    <meta:editing-duration>P2DT4H50M37S</meta:editing-duration>
    <dc:creator>Robert Singleton</dc:creator>
    <meta:document-statistic meta:object-count="55"/>
    <meta:user-defined meta:name="Info 1"/>
    <meta:user-defined meta:name="Info 2"/>
    <meta:user-defined meta:name="Info 3"/>
    <meta:user-defined meta:name="Info 4"/>
  </office:meta>
</office:document-meta>
</file>